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Other Agenc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4">
            <text:p>124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87">
            <text:p>87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373">
            <text:p>373</text:p>
          </table:table-cell>
          <table:table-cell table:style-name="ce22" office:value-type="float" office:value="16">
            <text:p>1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9">
            <text:p>1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89">
            <text:p>18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496">
            <text:p>1496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699">
            <text:p>699</text:p>
          </table:table-cell>
          <table:table-cell table:style-name="ce22" office:value-type="float" office:value="40">
            <text:p>40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548">
            <text:p>2548</text:p>
          </table:table-cell>
          <table:table-cell table:style-name="ce22" office:value-type="float" office:value="127">
            <text:p>127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921">
            <text:p>2921</text:p>
          </table:table-cell>
          <table:table-cell table:style-name="ce22" office:value-type="float" office:value="143">
            <text:p>143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